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889cm" style:rel-column-width="14982*"/>
    </style:style>
    <style:style style:name="Tabelle2.B" style:family="table-column">
      <style:table-column-properties style:column-width="7.444cm" style:rel-column-width="28673*"/>
    </style:style>
    <style:style style:name="Tabelle2.C" style:family="table-column">
      <style:table-column-properties style:column-width="5.68cm" style:rel-column-width="21880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61cm" style:rel-column-width="9469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29cm" style:rel-column-width="13199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23813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3da3bc" officeooo:paragraph-rsid="003da3bc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6pt" fo:font-style="normal" fo:font-weight="bold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TimesNewRomanPS-BoldItalicMT" style:font-size-asian="14pt" style:font-weight-asian="bold" style:font-name-complex="TimesNewRomanPS-BoldItalicMT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2pt" style:font-name-asian="TimesNewRomanPS-BoldItalicMT" style:font-size-asian="12pt" style:font-name-complex="TimesNewRomanPS-BoldItalic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2pt" officeooo:rsid="001de7a8" officeooo:paragraph-rsid="001de7a8" style:font-name-asian="TimesNewRomanPS-BoldItalicMT" style:font-size-asian="12pt" style:font-name-complex="TimesNewRomanPS-BoldItalic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officeooo:rsid="002007e7" officeooo:paragraph-rsid="002007e7" style:font-name-asian="TimesNewRomanPS-BoldItalicMT" style:font-size-asian="12pt" style:font-name-complex="TimesNewRomanPS-BoldItalicM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officeooo:rsid="00394367" officeooo:paragraph-rsid="00394367" style:font-name-asian="TimesNewRomanPS-BoldItalicMT" style:font-size-asian="12pt" style:font-name-complex="TimesNewRomanPS-BoldItalicM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officeooo:rsid="003da3bc" officeooo:paragraph-rsid="003da3bc" style:font-name-asian="TimesNewRomanPS-BoldItalicMT" style:font-size-asian="12pt" style:font-name-complex="TimesNewRomanPS-BoldItalicM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b5cae" style:font-name-asian="TimesNewRomanPS-BoldItalicMT" style:font-size-asian="12pt" style:font-name-complex="TimesNewRomanPS-BoldItalicM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officeooo:rsid="003df46a" officeooo:paragraph-rsid="003df46a" style:font-name-asian="TimesNewRomanPS-BoldItalicMT" style:font-size-asian="12pt" style:font-name-complex="TimesNewRomanPS-BoldItalicM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3da3bc" officeooo:paragraph-rsid="003da3bc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3df46a" officeooo:paragraph-rsid="003df46a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3da3bc" officeooo:paragraph-rsid="003da3b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0pt" fo:font-weight="normal" style:font-name-asian="TimesNewRomanPS-BoldItalicMT" style:font-size-asian="10pt" style:font-weight-asian="normal" style:font-name-complex="TimesNewRomanPS-BoldItalicMT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df46a" officeooo:paragraph-rsid="003df46a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 fo:background-color="#c0c0c0">
        <style:background-image/>
      </style:paragraph-properties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31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2" style:family="paragraph" style:parent-style-name="Text_20_body">
      <style:paragraph-properties fo:text-align="start" style:justify-single-word="false" fo:background-color="#ffffff">
        <style:background-image/>
      </style:paragraph-properties>
      <style:text-properties fo:color="#000000" style:font-name="Times New Roman1" fo:font-size="12pt" fo:font-style="normal" style:text-underline-style="none" fo:font-weight="normal" officeooo:rsid="003df46a" officeooo:paragraph-rsid="003df46a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3df46a" officeooo:paragraph-rsid="003df46a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3fb010" officeooo:paragraph-rsid="003fb010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4182fb" officeooo:paragraph-rsid="004182f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2pt" officeooo:rsid="004182fb" officeooo:paragraph-rsid="004182fb" fo:background-color="transparent" style:font-name-asian="TimesNewRomanPS-BoldItalicMT" style:font-size-asian="12pt" style:font-name-complex="TimesNewRomanPS-BoldItalicM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2pt" officeooo:rsid="003fb010" officeooo:paragraph-rsid="003fb010" style:font-name-asian="TimesNewRomanPS-BoldItalicMT" style:font-size-asian="12pt" style:font-name-complex="TimesNewRomanPS-BoldItalicM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fb010" officeooo:paragraph-rsid="003fb010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fb010" officeooo:paragraph-rsid="004182f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4182fb" officeooo:paragraph-rsid="004182f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T1" style:family="text">
      <style:text-properties officeooo:rsid="001b5cae"/>
    </style:style>
    <style:style style:name="T2" style:family="text">
      <style:text-properties officeooo:rsid="001de7a8"/>
    </style:style>
    <style:style style:name="T3" style:family="text">
      <style:text-properties fo:color="#000000"/>
    </style:style>
    <style:style style:name="T4" style:family="text">
      <style:text-properties fo:color="#000000" officeooo:rsid="00394367"/>
    </style:style>
    <style:style style:name="T5" style:family="text">
      <style:text-properties fo:color="#000000" officeooo:rsid="003df46a"/>
    </style:style>
    <style:style style:name="T6" style:family="text">
      <style:text-properties officeooo:rsid="003da3bc"/>
    </style:style>
    <style:style style:name="T7" style:family="text">
      <style:text-properties officeooo:rsid="003df46a"/>
    </style:style>
    <style:style style:name="T8" style:family="text">
      <style:text-properties officeooo:rsid="004182f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kt <text:span text:style-name="T1">Vindinium 23.05.2016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30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1">Datum: <text:span text:style-name="T6">23.05.2016</text:span></text:p>
          </table:table-cell>
          <table:table-cell table:style-name="Tabelle1.A2" office:value-type="string">
            <text:p text:style-name="P11">Ort: <text:span text:style-name="T1">380a</text:span></text:p>
          </table:table-cell>
          <table:table-cell table:style-name="Tabelle1.A2" office:value-type="string">
            <text:p text:style-name="P11">Beginn: 08:<text:span text:style-name="T1">15</text:span> Uhr</text:p>
          </table:table-cell>
          <table:table-cell table:style-name="Tabelle1.D2" office:value-type="string">
            <text:p text:style-name="P28">Ende: <text:span text:style-name="T1">14 Uhr</text:span></text:p>
          </table:table-cell>
        </table:table-row>
        <table:table-row>
          <table:table-cell table:style-name="Tabelle1.A2" office:value-type="string">
            <text:p text:style-name="P11">Teilnehmer</text:p>
          </table:table-cell>
          <table:table-cell table:style-name="Tabelle1.A2" office:value-type="string">
            <text:p text:style-name="P31">Eric Salomon</text:p>
            <text:p text:style-name="P31">Henning Kahl</text:p>
          </table:table-cell>
          <table:table-cell table:style-name="Tabelle1.A2" office:value-type="string">
            <text:p text:style-name="P2">Christian Rambow</text:p>
          </table:table-cell>
          <table:table-cell table:style-name="Tabelle1.D2" office:value-type="string">
            <text:p text:style-name="P11">Michael Neitzke</text:p>
          </table:table-cell>
        </table:table-row>
        <table:table-row>
          <table:table-cell table:style-name="Tabelle1.A2" table:number-columns-spanned="2" office:value-type="string">
            <text:p text:style-name="P11">Protokollführer: <text:span text:style-name="T6">Eric Salomon</text:span></text:p>
          </table:table-cell>
          <table:covered-table-cell/>
          <table:table-cell table:style-name="Tabelle1.D2" table:number-columns-spanned="2" office:value-type="string">
            <text:p text:style-name="P12">Projektleiter: <text:span text:style-name="T6">Christian Rambow</text:span>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30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3">Nr.</text:p>
          </table:table-cell>
          <table:table-cell table:style-name="Tabelle2.A2" office:value-type="string">
            <text:p text:style-name="P13">Thema</text:p>
          </table:table-cell>
          <table:table-cell table:style-name="Tabelle2.C2" office:value-type="string">
            <text:p text:style-name="P10"/>
          </table:table-cell>
        </table:table-row>
        <table:table-row table:style-name="Tabelle2.3">
          <table:table-cell table:style-name="Tabelle2.A3" office:value-type="float" office:value="1">
            <text:p text:style-name="P15">1</text:p>
          </table:table-cell>
          <table:table-cell table:style-name="Tabelle2.A2" office:value-type="string">
            <text:p text:style-name="P16">Besprechung</text:p>
          </table:table-cell>
          <table:table-cell table:style-name="Tabelle2.C2" office:value-type="string">
            <text:p text:style-name="P19">Alle</text:p>
          </table:table-cell>
        </table:table-row>
        <table:table-row>
          <table:table-cell table:style-name="Tabelle2.A3" office:value-type="float" office:value="2">
            <text:p text:style-name="P17">2</text:p>
          </table:table-cell>
          <table:table-cell table:style-name="Tabelle2.A2" office:value-type="string">
            <text:p text:style-name="P18">Webgui <text:span text:style-name="T6">Anzeigefix </text:span></text:p>
          </table:table-cell>
          <table:table-cell table:style-name="Tabelle2.C2" office:value-type="string">
            <text:p text:style-name="P17">Henning Kahl</text:p>
          </table:table-cell>
        </table:table-row>
        <table:table-row>
          <table:table-cell table:style-name="Tabelle2.A2" office:value-type="string">
            <text:p text:style-name="P17">3</text:p>
          </table:table-cell>
          <table:table-cell table:style-name="Tabelle2.A2" office:value-type="string">
            <text:p text:style-name="P19">CHEBot2 Analyse</text:p>
          </table:table-cell>
          <table:table-cell table:style-name="Tabelle2.C2" office:value-type="string">
            <text:p text:style-name="P19">Eric Salomon, Christian Rambow</text:p>
          </table:table-cell>
        </table:table-row>
        <table:table-row>
          <table:table-cell table:style-name="Tabelle2.A3" office:value-type="float" office:value="4">
            <text:p text:style-name="P17">4</text:p>
          </table:table-cell>
          <table:table-cell table:style-name="Tabelle2.A2" office:value-type="string">
            <text:p text:style-name="P19">Serveradministration</text:p>
          </table:table-cell>
          <table:table-cell table:style-name="Tabelle2.C2" office:value-type="string">
            <text:p text:style-name="P19">Christian Rambow</text:p>
          </table:table-cell>
        </table:table-row>
        <table:table-row>
          <table:table-cell table:style-name="Tabelle2.A3" office:value-type="float" office:value="5">
            <text:p text:style-name="P19">5</text:p>
          </table:table-cell>
          <table:table-cell table:style-name="Tabelle2.A2" office:value-type="string">
            <text:p text:style-name="P19">Rewarding Fehlerbehebung</text:p>
          </table:table-cell>
          <table:table-cell table:style-name="Tabelle2.C2" office:value-type="string">
            <text:p text:style-name="P19">Eric Salomon</text:p>
          </table:table-cell>
        </table:table-row>
        <table:table-row>
          <table:table-cell table:style-name="Tabelle2.A3" office:value-type="float" office:value="6">
            <text:p text:style-name="P19">6</text:p>
          </table:table-cell>
          <table:table-cell table:style-name="Tabelle2.A2" office:value-type="string">
            <text:p text:style-name="P19">Vortrag PacMan</text:p>
          </table:table-cell>
          <table:table-cell table:style-name="Tabelle2.C2" office:value-type="string">
            <text:p text:style-name="P19">Alle</text:p>
          </table:table-cell>
        </table:table-row>
        <table:table-row>
          <table:table-cell table:style-name="Tabelle2.A2" office:value-type="string">
            <text:p text:style-name="P36">7</text:p>
          </table:table-cell>
          <table:table-cell table:style-name="Tabelle2.A2" office:value-type="string">
            <text:p text:style-name="P20">Aufgabenverteilung zum nächsten Termin</text:p>
          </table:table-cell>
          <table:table-cell table:style-name="Tabelle2.C2" office:value-type="string">
            <text:p text:style-name="P21">Alle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30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3">Nr.</text:p>
          </table:table-cell>
          <table:table-cell table:style-name="Tabelle3.A2" office:value-type="string">
            <text:p text:style-name="P13">Inhalt</text:p>
          </table:table-cell>
          <table:table-cell table:style-name="Tabelle3.A2" office:value-type="string">
            <text:p text:style-name="P14">Kategorie</text:p>
          </table:table-cell>
          <table:table-cell table:style-name="Tabelle3.D2" office:value-type="string">
            <text:p text:style-name="P3">Verantwortlich</text:p>
            <text:p text:style-name="P4">/ Termin</text:p>
          </table:table-cell>
        </table:table-row>
        <table:table-row>
          <table:table-cell table:style-name="Tabelle3.A3" office:value-type="float" office:value="1">
            <text:p text:style-name="P22">1</text:p>
          </table:table-cell>
          <table:table-cell table:style-name="Tabelle3.A2" office:value-type="string">
            <text:p text:style-name="P7">Die Aufgaben zum heutigen Termin wurden präsentiert. </text:p>
            <text:p text:style-name="P7">Es wurden die Aufgaben für den heutigen Termin festgelegt.</text:p>
          </table:table-cell>
          <table:table-cell table:style-name="Tabelle3.A2" office:value-type="string">
            <text:p text:style-name="P5">Info/<text:span text:style-name="T2">Beschluss</text:span></text:p>
          </table:table-cell>
          <table:table-cell table:style-name="Tabelle3.D2" office:value-type="string">
            <text:p text:style-name="P6">Alle</text:p>
          </table:table-cell>
        </table:table-row>
        <table:table-row>
          <table:table-cell table:style-name="Tabelle3.A3" office:value-type="float" office:value="2">
            <text:p text:style-name="P24">2</text:p>
          </table:table-cell>
          <table:table-cell table:style-name="Tabelle3.A2" office:value-type="string">
            <text:p text:style-name="P27"><text:span text:style-name="T4">A</text:span><text:span text:style-name="T3">ufgrund von Änderungen an der internen Bot-Struktur gab es </text:span><text:span text:style-name="T5">I</text:span><text:span text:style-name="T3">nkonsistenzen zwischen den gewählten Aktionen und der grafischen Anzeige auf der WebGUI.</text:span></text:p>
          </table:table-cell>
          <table:table-cell table:style-name="Tabelle3.A2" office:value-type="string">
            <text:p text:style-name="P25">Aufgabe</text:p>
          </table:table-cell>
          <table:table-cell table:style-name="Tabelle3.D2" office:value-type="string">
            <text:p text:style-name="P8">Henning Kahl</text:p>
          </table:table-cell>
        </table:table-row>
        <table:table-row>
          <table:table-cell table:style-name="Tabelle3.A3" office:value-type="float" office:value="3">
            <text:p text:style-name="P24">3</text:p>
          </table:table-cell>
          <table:table-cell table:style-name="Tabelle3.A2" office:value-type="string">
            <text:p text:style-name="P27">Der CHEBot2 ist sofort in der ersten Runde eines Spiels gecrashed. Grund hierfür war, dass der Antwort, die an den Offiziellen Vindinium Server gesendet, <text:span text:style-name="T7">wohl zu lange gebraucht hat und der Bot beendet wurde. Die Gruppe hat beschlossen, den Bot vorerst Lokal <text:s/>spielen zu lassen, da hier die maximale Antwortzeit angepasst werden kann.</text:span></text:p>
          </table:table-cell>
          <table:table-cell table:style-name="Tabelle3.A2" office:value-type="string">
            <text:p text:style-name="P23">Info/<text:span text:style-name="T7">Beschluss</text:span></text:p>
          </table:table-cell>
          <table:table-cell table:style-name="Tabelle3.D2" office:value-type="string">
            <text:p text:style-name="P33">Eric Salomon/Christian Rambow</text:p>
          </table:table-cell>
        </table:table-row>
        <table:table-row>
          <table:table-cell table:style-name="Tabelle3.A3" office:value-type="float" office:value="4">
            <text:p text:style-name="P24">4</text:p>
          </table:table-cell>
          <table:table-cell table:style-name="Tabelle3.B6" office:value-type="string">
            <text:p text:style-name="P32">Christian hat damit begonnen, die VM so einzurichten, dass CHEBot auf dem dort lokal <text:soft-page-break/>laufendem Server spielen zu lassen.</text:p>
          </table:table-cell>
          <table:table-cell table:style-name="Tabelle3.A2" office:value-type="string">
            <text:p text:style-name="P26">Aufgabe</text:p>
          </table:table-cell>
          <table:table-cell table:style-name="Tabelle3.D2" office:value-type="string">
            <text:p text:style-name="P26">Christian Rambow</text:p>
          </table:table-cell>
        </table:table-row>
        <table:table-row>
          <table:table-cell table:style-name="Tabelle3.A3" office:value-type="float" office:value="5">
            <text:p text:style-name="P24">5</text:p>
          </table:table-cell>
          <table:table-cell table:style-name="Tabelle3.A2" office:value-type="string">
            <text:p text:style-name="P29">Im Zuge der Änderungen zu dieser Woche hat sich ein Fehler in der Persistierung von Aktionen eingeschlichen, dieser wurde behoben.</text:p>
          </table:table-cell>
          <table:table-cell table:style-name="Tabelle3.A2" office:value-type="string">
            <text:p text:style-name="P26">Aufgabe</text:p>
          </table:table-cell>
          <table:table-cell table:style-name="Tabelle3.D2" office:value-type="string">
            <text:p text:style-name="P26">Eric Salomon</text:p>
          </table:table-cell>
        </table:table-row>
        <table:table-row>
          <table:table-cell table:style-name="Tabelle3.A3" office:value-type="float" office:value="6">
            <text:p text:style-name="P26">6</text:p>
          </table:table-cell>
          <table:table-cell table:style-name="Tabelle3.A2" office:value-type="string">
            <text:p text:style-name="P29">Die Gruppe mit dem Thema PacMan hat ihren Zwischenstand präsentiert.</text:p>
          </table:table-cell>
          <table:table-cell table:style-name="Tabelle3.A2" office:value-type="string">
            <text:p text:style-name="P26">Info</text:p>
          </table:table-cell>
          <table:table-cell table:style-name="Tabelle3.D2" office:value-type="string">
            <text:p text:style-name="P26">Alle</text:p>
          </table:table-cell>
        </table:table-row>
        <table:table-row>
          <table:table-cell table:style-name="Tabelle3.A3" office:value-type="float" office:value="7">
            <text:p text:style-name="P35">7</text:p>
          </table:table-cell>
          <table:table-cell table:style-name="Tabelle3.A2" office:value-type="string">
            <text:p text:style-name="P38">Aufgabenverteilung zum nächsten Termin:</text:p>
            <text:p text:style-name="P38"/>
            <text:p text:style-name="P39">Eric <text:span text:style-name="T8">&amp; Henning</text:span>: Fertigstellung von CHEBot2, inklusive rewarding. Ggf. Neuprogrammierung, aufgrund von Timeouts und nicht spielbarkeit</text:p>
            <text:p text:style-name="P38"/>
            <text:p text:style-name="P38">Christian <text:span text:style-name="T8">&amp; Henning</text:span>: Alle Bots auf der VM zum laufen bringen.</text:p>
            <text:p text:style-name="P38"/>
            <text:p text:style-name="P40">Henning: Spiele aller Bots beobachten und Auswerten, ggf. <text:s/>Fehler beheben. Wiki erweitern.</text:p>
            <text:p text:style-name="P38"/>
            <text:p text:style-name="P38"/>
          </table:table-cell>
          <table:table-cell table:style-name="Tabelle3.A2" office:value-type="string">
            <text:p text:style-name="P34">Beschluss</text:p>
          </table:table-cell>
          <table:table-cell table:style-name="Tabelle3.D2" office:value-type="string">
            <text:p text:style-name="P34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6-05-23T14:39:16.803000000</dc:date>
    <meta:editing-duration>PT15H49M53S</meta:editing-duration>
    <meta:editing-cycles>40</meta:editing-cycles>
    <meta:generator>LibreOffice/4.3.7.2$Windows_x86 LibreOffice_project/8a35821d8636a03b8bf4e15b48f59794652c68ba</meta:generator>
    <meta:document-statistic meta:table-count="3" meta:image-count="0" meta:object-count="0" meta:page-count="2" meta:paragraph-count="75" meta:word-count="281" meta:character-count="1910" meta:non-whitespace-character-count="1700"/>
  </office:meta>
</office:document-meta>
</file>